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us"/>
    </style:style>
    <style:style style:name="P2" style:family="paragraph" style:parent-style-name="Standard">
      <style:text-properties style:font-name="Tinus" fo:font-size="16pt" fo:font-weight="bold" style:font-size-asian="16pt" style:font-weight-asian="bold" style:font-size-complex="16pt" style:font-weight-complex="bold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Seja Engrandecido</text:p>
      <text:p text:style-name="P1"></text:p>
      <text:p text:style-name="P1">intro: G D C Am D</text:p>
      <text:p text:style-name="P1"></text:p>
      <text:section text:style-name="Sect1" text:name="Seção1">
        <text:p text:style-name="P1">G7M <text:s text:c="15"/>D/F#</text:p>
        <text:p text:style-name="P1">Seja engrandecido ó Deus da minha vida</text:p>
        <text:p text:style-name="P1"><text:s text:c="3"/>C <text:s text:c="10"/>A/C# <text:s text:c="8"/>D4/9</text:p>
        <text:p text:style-name="P1">Tu és o Deus da minha Salvação</text:p>
        <text:p text:style-name="P1">G</text:p>
        <text:p text:style-name="P1">És a minha rocha</text:p>
        <text:p text:style-name="P1">D/F#</text:p>
        <text:p text:style-name="P1">A minha Segurança</text:p>
        <text:p text:style-name="P1">C <text:s text:c="17"/>A/C# <text:s text:c="6"/>D4/9</text:p>
        <text:p text:style-name="P1">Meus lábios sempre te exaltarão</text:p>
        <text:p text:style-name="P1"></text:p>
        <text:p text:style-name="P1">G</text:p>
        <text:p text:style-name="P1">Aleluia</text:p>
        <text:p text:style-name="P1">G4</text:p>
        <text:p text:style-name="P1">Eu Te louvo</text:p>
        <text:p text:style-name="P1">C</text:p>
        <text:p text:style-name="P1">Pois Sei</text:p>
        <text:p text:style-name="P1"><text:s text:c="10"/>A/C# <text:s text:c="5"/>D4/9 <text:s text:c="18"/>G</text:p>
        <text:p text:style-name="P1">Que sobre todos és Senhor <text:s text:c="2"/>(2x)</text:p>
        <text:p text:style-name="P1"></text:p>
        <text:p text:style-name="P1">(passagem) G G9 G D/F# D4 D/F# C A/C# D</text:p>
        <text:p text:style-name="P1"></text:p>
        <text:p text:style-name="P1">G <text:s text:c="10"/>G9 G</text:p>
        <text:p text:style-name="P1">Eés a minha rocha</text:p>
        <text:p text:style-name="P1">D/F# <text:s text:c="16"/>C <text:s/>A/C# D4/9</text:p>
        <text:p text:style-name="P1">a minha Segurança...</text:p>
        <text:p text:style-name="P1"/>
        <text:p text:style-name="P1">(refrão)</text:p>
        <text:p text:style-name="P1">G</text:p>
        <text:p text:style-name="P1">Aleluia</text:p>
        <text:p text:style-name="P1">G4</text:p>
        <text:p text:style-name="P1">Te louvo</text:p>
        <text:p text:style-name="P1">C <text:s text:c="18"/>A/C# <text:s text:c="7"/>D4/9</text:p>
        <text:p text:style-name="P1">Pois Sei Que sobre todos és Senhor</text:p>
        <text:p text:style-name="P1"></text:p>
        <text:p text:style-name="P1">G</text:p>
        <text:p text:style-name="P1">Aleluia</text:p>
        <text:p text:style-name="P1">G4</text:p>
        <text:p text:style-name="P1">Te louvo</text:p>
        <text:p text:style-name="P1">C <text:s text:c="19"/>D <text:s text:c="10"/>G</text:p>
        <text:p text:style-name="P1">Pois Sei Que sobre todos és Senhor</text:p>
        <text:p text:style-name="P1"></text:p>
        <text:p text:style-name="P1"/>
        <text:p text:style-name="P1"/>
        <text:p text:style-name="P1"/>
        <text:p text:style-name="P1"/>
        <text:p text:style-name="P1">G</text:p>
        <text:p text:style-name="P1">Aleluia</text:p>
        <text:p text:style-name="P1">G4</text:p>
        <text:p text:style-name="P1">Aleluia</text:p>
        <text:p text:style-name="P1">C</text:p>
        <text:p text:style-name="P1">Aleluia</text:p>
        <text:p text:style-name="P1"><text:s text:c="2"/>D4 <text:s text:c="12"/>D</text:p>
        <text:p text:style-name="P1">Louvemos ao Senhor</text:p>
        <text:p text:style-name="P1">G</text:p>
        <text:p text:style-name="P1">Aleluia</text:p>
        <text:p text:style-name="P1">G G/F# G/E <text:s text:c="4"/>Am7 <text:s text:c="3"/>Am7/G</text:p>
        <text:p text:style-name="P1">a <text:s text:c="13"/>Le lu <text:s/>ia</text:p>
        <text:p text:style-name="P1">C</text:p>
        <text:p text:style-name="P1">Aleluia</text:p>
        <text:p text:style-name="P1"><text:s text:c="3"/>D4/9 <text:s text:c="7"/>G</text:p>
        <text:p text:style-name="P1">louvemos ao Senhor</text:p>
        <text:p text:style-name="P1">G9</text:p>
        <text:p text:style-name="P1">Aleluia</text:p>
        <text:p text:style-name="P1">G4</text:p>
        <text:p text:style-name="P1">Aleluia</text:p>
        <text:p text:style-name="P1">C <text:s text:c="7"/>D4 <text:s text:c="5"/>G</text:p>
        <text:p text:style-name="P1">Louvemos ao Senhor</text:p>
        <text:p text:style-name="P1">G9</text:p>
        <text:p text:style-name="P1">Aleluia</text:p>
        <text:p text:style-name="P1">G4</text:p>
        <text:p text:style-name="P1">Aleluia</text:p>
        <text:p text:style-name="P1">C</text:p>
        <text:p text:style-name="P1">Aleluia</text:p>
        <text:p text:style-name="P1"><text:s text:c="5"/>D4/9 <text:s text:c="7"/>G</text:p>
        <text:p text:style-name="P1">Louvemos ao Senhor</text:p>
        <text:p text:style-name="P1">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30T23:27:14</meta:creation-date>
    <dc:date>2016-05-30T23:33:46</dc:date>
    <meta:editing-duration>PT6M34S</meta:editing-duration>
    <meta:editing-cycles>1</meta:editing-cycles>
    <meta:generator>OpenOffice/4.1.2$Linux OpenOffice.org_project/412m3$Build-9782</meta:generator>
    <meta:document-statistic meta:table-count="0" meta:image-count="0" meta:object-count="0" meta:page-count="1" meta:paragraph-count="76" meta:word-count="167" meta:character-count="1027"/>
  </office:meta>
</office:document-meta>
</file>